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025ec" officeooo:paragraph-rsid="000025ec"/>
    </style:style>
    <style:style style:name="P2" style:family="paragraph" style:parent-style-name="Text_20_body">
      <style:text-properties officeooo:paragraph-rsid="000025ec"/>
    </style:style>
    <style:style style:name="P3" style:family="paragraph" style:parent-style-name="Text_20_body">
      <style:text-properties fo:font-size="13pt" fo:font-style="normal" style:text-underline-style="solid" style:text-underline-width="auto" style:text-underline-color="font-color" fo:font-weight="bold" officeooo:rsid="000025ec" officeooo:paragraph-rsid="000025ec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Text_20_body">
      <style:text-properties fo:font-size="12pt" fo:font-style="normal" style:text-underline-style="none" fo:font-weight="normal" officeooo:rsid="000025ec" officeooo:paragraph-rsid="000025e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025e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stemaVotacion</text:h>
      <text:p text:style-name="P2">-<text:span text:style-name="T1">Lista Mesas</text:span></text:p>
      <text:p text:style-name="P2">-<text:span text:style-name="T1">Lista Votantes &lt;dni, persona&gt;</text:span></text:p>
      <text:p text:style-name="P2">-<text:span text:style-name="T1">Lista certificadoDeVoto</text:span></text:p>
      <text:p text:style-name="P2">-<text:span text:style-name="T1">Lista FranjaHoraria &lt;horario, Mesas&gt; horario es un entero </text:span></text:p>
      <text:p text:style-name="P3">acciones:</text:p>
      <text:p text:style-name="P4">+registrarVotante</text:p>
      <text:p text:style-name="P4">+asignarTurnosAutomaticamente</text:p>
      <text:p text:style-name="P4">+estaEnPadron</text:p>
      <text:p text:style-name="P4">+agregarMesa</text:p>
      <text:p text:style-name="P4">+agregarCondicionEspecial</text:p>
      <text:p text:style-name="P4">+designarPresidenteDeMesa</text:p>
      <text:p text:style-name="P4">+asignarTurno</text:p>
      <text:p text:style-name="P4">+consultarTurno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0:40:02.383000000</meta:creation-date>
    <dc:date>2021-10-06T15:36:22.566000000</dc:date>
    <meta:editing-duration>PT4H46M10S</meta:editing-duration>
    <meta:editing-cycles>1</meta:editing-cycles>
    <meta:document-statistic meta:table-count="0" meta:image-count="0" meta:object-count="0" meta:page-count="1" meta:paragraph-count="14" meta:word-count="26" meta:character-count="298" meta:non-whitespace-character-count="285"/>
    <meta:generator>LibreOffice/7.1.4.2$Windows_X86_64 LibreOffice_project/a529a4fab45b75fefc5b6226684193eb000654f6</meta:generator>
  </office:meta>
</office:document-meta>
</file>